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B000001044AA7BD50.png" manifest:media-type="image/png"/>
  <manifest:file-entry manifest:full-path="Pictures/100000010000019A0000022A1A2E5234.png" manifest:media-type="image/png"/>
  <manifest:file-entry manifest:full-path="Pictures/10000001000000FE000000EB43ECEB9B.png" manifest:media-type="image/png"/>
  <manifest:file-entry manifest:full-path="Pictures/10000001000001880000010268779F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84d" officeooo:paragraph-rsid="001f384d"/>
    </style:style>
    <style:style style:name="P2" style:family="paragraph" style:parent-style-name="Standard">
      <style:text-properties fo:language="ru" fo:country="RU" officeooo:rsid="001f384d" officeooo:paragraph-rsid="001f38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ервый пользователей</text:p>
      <text:p text:style-name="Standard"><draw:frame draw:style-name="fr1" draw:name="Изображение1" text:anchor-type="char" svg:x="0.034cm" svg:y="0.295cm" svg:width="10.453cm" svg:height="6.879cm" draw:z-index="0"><draw:image xlink:href="Pictures/100000010000018B000001044AA7BD5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Админ:</text:p>
      <text:p text:style-name="P1"><draw:frame draw:style-name="fr1" draw:name="Изображение2" text:anchor-type="char" svg:x="0.056cm" svg:y="0.127cm" svg:width="10.85cm" svg:height="14.66cm" draw:z-index="1"><draw:image xlink:href="Pictures/100000010000019A0000022A1A2E52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Админ второй заход:</text:p>
      <text:p text:style-name="P2"><draw:frame draw:style-name="fr2" draw:name="Изображение3" text:anchor-type="char" svg:x="0.055cm" svg:y="0.365cm" svg:width="10.373cm" svg:height="6.826cm" draw:z-index="2"><draw:image xlink:href="Pictures/10000001000001880000010268779F7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ервер:</text:p>
      <text:p text:style-name="P2"><draw:frame draw:style-name="fr1" draw:name="Изображение4" text:anchor-type="char" svg:x="0.046cm" svg:y="0.053cm" svg:width="6.72cm" svg:height="6.218cm" draw:z-index="3"><draw:image xlink:href="Pictures/10000001000000FE000000EB43ECEB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21:34:01.562000000</meta:creation-date>
    <dc:date>2025-03-21T21:45:06.389000000</dc:date>
    <meta:editing-duration>PT3M34S</meta:editing-duration>
    <meta:editing-cycles>2</meta:editing-cycles>
    <meta:generator>LibreOffice/7.6.7.2$Windows_X86_64 LibreOffice_project/dd47e4b30cb7dab30588d6c79c651f218165e3c5</meta:generator>
    <meta:document-statistic meta:table-count="0" meta:image-count="4" meta:object-count="0" meta:page-count="2" meta:paragraph-count="4" meta:word-count="7" meta:character-count="52" meta:non-whitespace-character-count="49"/>
  </office:meta>
</office:document-meta>
</file>